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395in" fo:margin-bottom="0.0395in" fo:line-height="200%"/>
      <style:text-properties style:font-name="Times New Roman" style:font-name-complex="Times New Roman" fo:font-weight="bold" style:font-weight-asian="bold" style:font-weight-complex="bold"/>
    </style:style>
    <style:style style:name="P2"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3"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5" style:parent-style-name="Standard" style:family="paragraph">
      <style:paragraph-properties fo:text-align="justify" fo:margin-top="0.0395in" fo:margin-bottom="0.0395in" fo:line-height="200%" fo:text-indent="0.4923i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fo:font-style="italic" style:font-style-asian="italic"/>
    </style:style>
    <style:style style:name="T9" style:parent-style-name="DefaultParagraphFont" style:family="text">
      <style:text-properties style:font-name="Times New Roman" style:font-name-complex="Times New Roman" fo:font-style="italic" style:font-style-asian="italic"/>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P15" style:parent-style-name="Standard" style:family="paragraph">
      <style:paragraph-properties fo:text-align="justify" fo:margin-top="0.0395in" fo:margin-bottom="0.0395in" fo:line-height="200%" fo:text-indent="0.4923in"/>
      <style:text-properties style:font-name="Times New Roman" style:font-name-complex="Times New Roman"/>
    </style:style>
    <style:style style:name="P16" style:parent-style-name="Standard" style:family="paragraph">
      <style:paragraph-properties fo:text-align="justify" fo:margin-top="0.0395in" fo:margin-bottom="0.0395in" fo:line-height="200%" fo:text-indent="0.4923in"/>
      <style:text-properties style:font-name="Times New Roman" style:font-name-complex="Times New Roman"/>
    </style:style>
    <style:style style:name="P17" style:parent-style-name="Standard" style:family="paragraph">
      <style:paragraph-properties fo:text-align="justify" fo:margin-top="0.0395in" fo:margin-bottom="0.0395in" fo:line-height="200%" fo:text-indent="0.4923in"/>
      <style:text-properties style:font-name="Times New Roman" style:font-name-complex="Times New Roman"/>
    </style:style>
    <style:style style:name="P1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9" style:parent-style-name="Standard" style:family="paragraph">
      <style:paragraph-properties fo:text-align="justify" fo:margin-top="0.0395in" fo:margin-bottom="0.0395in" fo:line-height="200%"/>
    </style:style>
    <style:style style:name="T20" style:parent-style-name="DefaultParagraphFont" style:family="text">
      <style:text-properties style:font-name="Times New Roman" style:font-name-complex="Times New Roman" fo:font-weight="bold" style:font-weight-asian="bold" style:font-weight-complex="bold"/>
    </style:style>
    <style:style style:name="T21" style:parent-style-name="DefaultParagraphFont" style:family="text">
      <style:text-properties style:font-name="Times New Roman" style:font-name-complex="Times New Roman" style:font-weight-complex="bold"/>
    </style:style>
    <style:style style:name="TableColumn23" style:family="table-column">
      <style:table-column-properties style:column-width="2.9541in"/>
    </style:style>
    <style:style style:name="TableColumn24" style:family="table-column">
      <style:table-column-properties style:column-width="3.6013in"/>
    </style:style>
    <style:style style:name="Table22" style:family="table">
      <style:table-properties style:width="6.5555in" fo:margin-left="0in" table:align="center"/>
    </style:style>
    <style:style style:name="TableRow25" style:family="table-row">
      <style:table-row-properties style:min-row-height="0.3805in"/>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style>
    <style:style style:name="TableRow30" style:family="table-row">
      <style:table-row-properties style:min-row-height="0.434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justify" fo:margin-top="0.0395in" fo:margin-bottom="0.0395in" fo:line-height="200%"/>
      <style:text-properties style:font-name="Times New Roman" style:font-name-complex="Times New Roma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justify" fo:margin-top="0.0395in" fo:margin-bottom="0.0395in" fo:line-height="200%"/>
      <style:text-properties style:font-name="Times New Roman" style:font-name-complex="Times New Roman"/>
    </style:style>
    <style:style style:name="TableRow35" style:family="table-row">
      <style:table-row-properties style:min-row-height="0.434in"/>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justify" fo:margin-top="0.0395in" fo:margin-bottom="0.0395in" fo:line-height="200%"/>
      <style:text-properties style:font-name="Times New Roman" style:font-name-complex="Times New Roma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justify" fo:line-height="200%"/>
      <style:text-properties style:font-name="Times New Roman" style:font-name-complex="Times New Roman"/>
    </style:style>
    <style:style style:name="P40" style:parent-style-name="Standard" style:family="paragraph">
      <style:paragraph-properties fo:text-align="justify" fo:margin-top="0.0395in" fo:margin-bottom="0.0395in" fo:line-height="200%"/>
      <style:text-properties style:font-name="Times New Roman" style:font-name-complex="Times New Roman"/>
    </style:style>
    <style:style style:name="TableRow41" style:family="table-row">
      <style:table-row-properties style:min-row-height="0.4416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text-align="justify" fo:margin-top="0.0395in" fo:margin-bottom="0.0395in" fo:line-height="200%"/>
      <style:text-properties style:font-name="Times New Roman" style:font-name-complex="Times New Roman"/>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justify" fo:line-height="200%"/>
      <style:text-properties style:font-name="Times New Roman" style:font-name-complex="Times New Roman"/>
    </style:style>
    <style:style style:name="P46" style:parent-style-name="Standard" style:family="paragraph">
      <style:paragraph-properties fo:text-align="justify" fo:margin-top="0.0395in" fo:margin-bottom="0.0395in" fo:line-height="200%"/>
      <style:text-properties style:font-name="Times New Roman" style:font-name-complex="Times New Roman"/>
    </style:style>
    <style:style style:name="TableRow47" style:family="table-row">
      <style:table-row-properties style:min-row-height="0.434in"/>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justify" fo:margin-top="0.0395in" fo:margin-bottom="0.0395in" fo:line-height="200%"/>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justify" fo:margin-top="0.0395in" fo:margin-bottom="0.0395in" fo:line-height="200%"/>
      <style:text-properties style:font-name="Times New Roman" style:font-name-complex="Times New Roman"/>
    </style:style>
    <style:style style:name="P52" style:parent-style-name="Standard" style:family="paragraph">
      <style:paragraph-properties fo:text-align="justify" fo:margin-top="0.0395in" fo:margin-bottom="0.0395in" fo:line-height="200%"/>
      <style:text-properties style:font-name="Times New Roman" style:font-name-complex="Times New Roman"/>
    </style:style>
    <style:style style:name="P53" style:parent-style-name="Standard" style:family="paragraph">
      <style:paragraph-properties fo:text-align="justify" fo:margin-top="0.0395in" fo:margin-bottom="0.0395in" fo:line-height="200%"/>
      <style:text-properties style:font-name="Times New Roman" style:font-name-complex="Times New Roman"/>
    </style:style>
    <style:style style:name="TableRow54" style:family="table-row">
      <style:table-row-properties style:min-row-height="0.434in"/>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justify" fo:margin-top="0.0395in" fo:margin-bottom="0.0395in" fo:line-height="200%"/>
      <style:text-properties style:font-name="Times New Roman" style:font-name-complex="Times New Roman"/>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justify" fo:margin-top="0.0395in" fo:margin-bottom="0.0395in" fo:line-height="200%"/>
      <style:text-properties style:font-name="Times New Roman" style:font-name-complex="Times New Roman"/>
    </style:style>
    <style:style style:name="TableRow59" style:family="table-row">
      <style:table-row-properties style:min-row-height="0.434in"/>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top="0.0395in" fo:margin-bottom="0.0395in" fo:line-height="200%"/>
      <style:text-properties style:font-name="Times New Roman" style:font-name-complex="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text-align="justify" fo:margin-top="0.0395in" fo:margin-bottom="0.0395in" fo:line-height="200%"/>
      <style:text-properties style:font-name="Times New Roman" style:font-name-complex="Times New Roman"/>
    </style:style>
    <style:style style:name="P64" style:parent-style-name="Standard" style:family="paragraph">
      <style:paragraph-properties fo:text-align="center" fo:margin-top="0.0395in" fo:margin-bottom="0.0395in" fo:line-height="200%"/>
    </style:style>
    <style:style style:name="T65" style:parent-style-name="DefaultParagraphFont" style:family="text">
      <style:text-properties style:font-name="Times New Roman" style:font-name-complex="Times New Roman" fo:font-weight="bold" style:font-weight-asian="bold"/>
    </style:style>
    <style:style style:name="T66" style:parent-style-name="DefaultParagraphFont" style:family="text">
      <style:text-properties style:font-name="Times New Roman" style:font-name-complex="Times New Roman"/>
    </style:style>
    <style:style style:name="P67" style:parent-style-name="Standard" style:family="paragraph">
      <style:paragraph-properties fo:text-align="justify" fo:margin-top="0.0395in" fo:margin-bottom="0.0395in" fo:line-height="200%"/>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fo:color="#000000"/>
    </style:style>
    <style:style style:name="T70" style:parent-style-name="DefaultParagraphFont" style:family="text">
      <style:text-properties style:font-name="Times New Roman" style:font-name-complex="Times New Roman" fo:color="#000000"/>
    </style:style>
    <style:style style:name="T71" style:parent-style-name="DefaultParagraphFont" style:family="text">
      <style:text-properties style:font-name="Times New Roman" style:font-name-complex="Times New Roman" fo:color="#000000"/>
    </style:style>
    <style:style style:name="T72" style:parent-style-name="DefaultParagraphFont" style:family="text">
      <style:text-properties style:font-name="Times New Roman" style:font-name-complex="Times New Roman" fo:color="#000000"/>
    </style:style>
    <style:style style:name="T73" style:parent-style-name="DefaultParagraphFont" style:family="text">
      <style:text-properties style:font-name="Times New Roman" style:font-name-complex="Times New Roman" fo:color="#000000"/>
    </style:style>
    <style:style style:name="T74" style:parent-style-name="DefaultParagraphFont" style:family="text">
      <style:text-properties style:font-name="Times New Roman" style:font-name-complex="Times New Roman" fo:color="#000000"/>
    </style:style>
    <style:style style:name="T75" style:parent-style-name="DefaultParagraphFont" style:family="text">
      <style:text-properties style:font-name="Times New Roman" style:font-name-complex="Times New Roman" fo:color="#000000"/>
    </style:style>
    <style:style style:name="P76" style:parent-style-name="Standard" style:family="paragraph">
      <style:paragraph-properties fo:text-align="justify" fo:margin-top="0.0395in" fo:margin-bottom="0.0395in" fo:line-height="200%"/>
      <style:text-properties style:font-name="Times New Roman" style:font-name-complex="Times New Roman" fo:color="#000000"/>
    </style:style>
    <style:style style:name="P77" style:parent-style-name="Standard" style:family="paragraph">
      <style:paragraph-properties fo:text-align="justify" fo:margin-top="0.0395in" fo:margin-bottom="0.0395in" fo:line-height="200%"/>
      <style:text-properties style:font-name="Times New Roman" style:font-name-complex="Times New Roman" fo:color="#000000"/>
    </style:style>
    <style:style style:name="P7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9" style:parent-style-name="Standard" style:family="paragraph">
      <style:paragraph-properties fo:text-align="justify" fo:margin-top="0.0395in" fo:margin-bottom="0.0395in" fo:line-height="200%"/>
    </style:style>
    <style:style style:name="T80" style:parent-style-name="DefaultParagraphFont" style:family="text">
      <style:text-properties style:font-name="Times New Roman" style:font-name-complex="Times New Roman" fo:font-weight="bold" style:font-weight-asian="bold" style:font-weight-complex="bold"/>
    </style:style>
    <style:style style:name="T81" style:parent-style-name="DefaultParagraphFont" style:family="text">
      <style:text-properties style:font-name="Times New Roman" style:font-name-complex="Times New Roman" fo:font-weight="bold" style:font-weight-asian="bold" style:font-weight-complex="bold" fo:color="#000000"/>
    </style:style>
    <style:style style:name="T82" style:parent-style-name="DefaultParagraphFont" style:family="text">
      <style:text-properties style:font-name="Times New Roman" style:font-name-complex="Times New Roman" fo:color="#000000"/>
    </style:style>
    <style:style style:name="T83" style:parent-style-name="DefaultParagraphFont" style:family="text">
      <style:text-properties style:font-name="Times New Roman" style:font-name-complex="Times New Roman" fo:color="#000000"/>
    </style:style>
    <style:style style:name="T84" style:parent-style-name="DefaultParagraphFont" style:family="text">
      <style:text-properties style:font-name="Times New Roman" style:font-name-complex="Times New Roman" fo:color="#000000"/>
    </style:style>
    <style:style style:name="T85" style:parent-style-name="DefaultParagraphFont" style:family="text">
      <style:text-properties style:font-name="Times New Roman" style:font-name-complex="Times New Roman" fo:color="#000000"/>
    </style:style>
    <style:style style:name="P86" style:parent-style-name="Standard" style:family="paragraph">
      <style:paragraph-properties fo:text-align="justify" fo:margin-top="0.0395in" fo:margin-bottom="0.0395in" fo:line-height="200%"/>
      <style:text-properties style:font-name="Times New Roman" style:font-name-complex="Times New Roman"/>
    </style:style>
    <style:style style:name="P87" style:parent-style-name="Standard" style:family="paragraph">
      <style:paragraph-properties fo:text-align="justify" fo:margin-top="0.0395in" fo:margin-bottom="0.0395in" fo:line-height="200%"/>
      <style:text-properties style:font-name="Times New Roman" style:font-name-complex="Times New Roman"/>
    </style:style>
    <style:style style:name="P88" style:parent-style-name="Standard" style:family="paragraph">
      <style:paragraph-properties fo:text-align="justify" fo:margin-top="0.0395in" fo:margin-bottom="0.0395in" fo:line-height="200%"/>
      <style:text-properties style:font-name="Times New Roman" style:font-name-complex="Times New Roman"/>
    </style:style>
    <style:style style:name="P89"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90" style:parent-style-name="Standard" style:family="paragraph">
      <style:paragraph-properties fo:text-align="justify" fo:margin-top="0.0395in" fo:margin-bottom="0.0395in" fo:line-height="200%"/>
    </style:style>
    <style:style style:name="T91" style:parent-style-name="DefaultParagraphFont" style:family="text">
      <style:text-properties style:font-name="Times New Roman" style:font-name-complex="Times New Roman" fo:font-weight="bold" style:font-weight-asian="bold" style:font-weight-complex="bold"/>
    </style:style>
    <style:style style:name="T92" style:parent-style-name="DefaultParagraphFont" style:family="text">
      <style:text-properties style:font-name="Times New Roman" style:font-name-complex="Times New Roman" fo:color="#000000"/>
    </style:style>
    <style:style style:name="T93" style:parent-style-name="DefaultParagraphFont" style:family="text">
      <style:text-properties style:font-name="Times New Roman" style:font-name-complex="Times New Roman" fo:color="#000000"/>
    </style:style>
    <style:style style:name="T94" style:parent-style-name="DefaultParagraphFont" style:family="text">
      <style:text-properties style:font-name="Times New Roman" style:font-name-complex="Times New Roman" fo:color="#000000"/>
    </style:style>
    <style:style style:name="T95" style:parent-style-name="DefaultParagraphFont" style:family="text">
      <style:text-properties style:font-name="Times New Roman" style:font-name-complex="Times New Roman" fo:color="#000000"/>
    </style:style>
    <style:style style:name="T96" style:parent-style-name="DefaultParagraphFont" style:family="text">
      <style:text-properties style:font-name="Times New Roman" style:font-name-complex="Times New Roman" fo:color="#000000"/>
    </style:style>
    <style:style style:name="P97" style:parent-style-name="Standard" style:family="paragraph">
      <style:paragraph-properties fo:text-align="justify" fo:margin-top="0.0395in" fo:margin-bottom="0.0395in" fo:line-height="200%"/>
      <style:text-properties style:font-name="Times New Roman" style:font-name-complex="Times New Roman"/>
    </style:style>
    <style:style style:name="P9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99" style:parent-style-name="Standard" style:family="paragraph">
      <style:paragraph-properties fo:text-align="justify" fo:margin-top="0.0395in" fo:margin-bottom="0.0395in" fo:line-height="200%"/>
    </style:style>
    <style:style style:name="T100" style:parent-style-name="DefaultParagraphFont" style:family="text">
      <style:text-properties style:font-name="Times New Roman" style:font-name-complex="Times New Roman" fo:font-weight="bold" style:font-weight-asian="bold" style:font-weight-complex="bold"/>
    </style:style>
    <style:style style:name="T101" style:parent-style-name="DefaultParagraphFont" style:family="text">
      <style:text-properties style:font-name="Times New Roman" style:font-name-complex="Times New Roman" fo:color="#000000"/>
    </style:style>
    <style:style style:name="T102" style:parent-style-name="DefaultParagraphFont" style:family="text">
      <style:text-properties style:font-name="Times New Roman" style:font-name-complex="Times New Roman" fo:color="#000000"/>
    </style:style>
    <style:style style:name="T103" style:parent-style-name="DefaultParagraphFont" style:family="text">
      <style:text-properties style:font-name="Times New Roman" style:font-name-complex="Times New Roman" fo:color="#000000"/>
    </style:style>
    <style:style style:name="T104" style:parent-style-name="DefaultParagraphFont" style:family="text">
      <style:text-properties style:font-name="Times New Roman" style:font-name-complex="Times New Roman" fo:color="#000000"/>
    </style:style>
    <style:style style:name="T105" style:parent-style-name="DefaultParagraphFont" style:family="text">
      <style:text-properties style:font-name="Times New Roman" style:font-name-complex="Times New Roman" fo:color="#000000"/>
    </style:style>
    <style:style style:name="P106" style:parent-style-name="Standard" style:family="paragraph">
      <style:paragraph-properties fo:text-align="justify" fo:margin-top="0.0395in" fo:margin-bottom="0.0395in" fo:line-height="200%"/>
      <style:text-properties style:font-name="Times New Roman" style:font-name-complex="Times New Roman"/>
    </style:style>
    <style:style style:name="P10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08" style:parent-style-name="Standard" style:family="paragraph">
      <style:paragraph-properties fo:text-align="justify" fo:margin-top="0.0395in" fo:margin-bottom="0.0395in" fo:line-height="200%"/>
    </style:style>
    <style:style style:name="T109" style:parent-style-name="DefaultParagraphFont" style:family="text">
      <style:text-properties style:font-name="Times New Roman" style:font-name-complex="Times New Roman" fo:font-weight="bold" style:font-weight-asian="bold" style:font-weight-complex="bold"/>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style:font-weight-complex="bold"/>
    </style:style>
    <style:style style:name="T114" style:parent-style-name="DefaultParagraphFont" style:family="text">
      <style:text-properties style:font-name="Times New Roman" style:font-name-complex="Times New Roman" style:font-weight-complex="bold"/>
    </style:style>
    <style:style style:name="P115" style:parent-style-name="Standard" style:family="paragraph">
      <style:paragraph-properties fo:text-align="justify" fo:margin-top="0.0395in" fo:margin-bottom="0.0395in" fo:line-height="200%"/>
    </style:style>
    <style:style style:name="T116" style:parent-style-name="DefaultParagraphFont" style:family="text">
      <style:text-properties style:font-name="Times New Roman" style:font-name-complex="Times New Roman" fo:font-weight="bold" style:font-weight-asian="bold" style:font-weight-complex="bold"/>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P121" style:parent-style-name="Standard" style:family="paragraph">
      <style:paragraph-properties fo:text-align="justify" fo:margin-top="0.0395in" fo:margin-bottom="0.0395in" fo:line-height="200%"/>
      <style:text-properties style:font-name="Times New Roman" style:font-name-complex="Times New Roman"/>
    </style:style>
    <style:style style:name="P122" style:parent-style-name="Standard" style:family="paragraph">
      <style:paragraph-properties fo:text-align="justify" fo:margin-top="0.0395in" fo:margin-bottom="0.0395in" fo:line-height="200%"/>
      <style:text-properties style:font-name="Times New Roman" style:font-name-complex="Times New Roman"/>
    </style:style>
    <style:style style:name="P123" style:parent-style-name="Standard" style:family="paragraph">
      <style:paragraph-properties fo:text-align="justify" fo:margin-top="0.0395in" fo:margin-bottom="0.0395in" fo:line-height="200%"/>
    </style:style>
    <style:style style:name="T124" style:parent-style-name="DefaultParagraphFont" style:family="text">
      <style:text-properties style:font-name="Times New Roman" style:font-name-complex="Times New Roman" fo:font-weight="bold" style:font-weight-asian="bold" style:font-weight-complex="bold"/>
    </style:style>
  </office:automatic-styles>
  <office:body>
    <office:text text:use-soft-page-breaks="true">
      <text:p text:style-name="P1">CHAPTER<text:s/>2</text:p>
      <text:p text:style-name="P2">Review of Related Literature</text:p>
      <text:p text:style-name="P3"/>
      <text:p text:style-name="P4">2.1 Novel Study in Copepod Automatic copepod identification and Classification</text:p>
      <text:p text:style-name="P5"><text:span text:style-name="T6">One study about the Identification and Classification of copepods</text:span><text:span text:style-name="T7"><text:s/>by L.K. Leow et.al in 2015 uses Image processing and neural network. The researchers used the conventional image processing using the square lattice and it was made through Matlab’s image processing software. They used eight species of copepods namely<text:s/></text:span><text:span text:style-name="T8">Aca</text:span><text:span text:style-name="T9">rtia spinicauda, Bestiolina similis, Oithona aruensis, Oithona dissimilis, Oithona simplex, Parvocalanus crassirostris, Tortanus barbatus and Tortanus forcipatus</text:span><text:span text:style-name="T10">. The researcher used 240 samples which were then divided into three sets, the training set (16</text:span><text:span text:style-name="T11">8 samples, or 70% of samples), validation set (36 samples, 15%) and testing set (36 samples, 15%). The data from the training set were used for network training; the validation set for measuring network generalization and terminating training before overfi</text:span><text:span text:style-name="T12">tting; and the testing set for independent measure of network performance during and after training. The overall approach demonstrated not only a fast and automated technique for copepod identification and classification but also an accuracy rate of 93.13%</text:span><text:span text:style-name="T13">. The performance evaluation of the system was evaluated using MSE or the Mean Square Error and Confusion matrices. The other 160 independent samples (20 samples from each species) were used for system performance evaluation. The trained network was simula</text:span><text:span text:style-name="T14">ted using the testing data as input and the output was then compared to the predicted data and recorded in a confusion matrix.</text:span></text:p>
      <text:p text:style-name="P15">His approach demonstrated an overall classification accuracy of 93.13% (100% for A. spinicauda, B. similis and O. aruensis, 95% for T. barbatus, 90% for O. dissimilis and P. crassirostris, 85% for O. similis and T. forcipatus).</text:p>
      <text:p text:style-name="P16"/>
      <text:p text:style-name="P17"/>
      <text:p text:style-name="P18">2.2 Advantages of Hexagonal Sampling Vs Square Sampling</text:p>
      <text:p text:style-name="P19"><text:span text:style-name="T20"><text:tab/></text:span><text:span text:style-name="T21">The summary of the advantages of hexagonal lattice are summarized below:</text:span></text:p>
      <table:table table:style-name="Table22">
        <table:table-columns>
          <table:table-column table:style-name="TableColumn23"/>
          <table:table-column table:style-name="TableColumn24"/>
        </table:table-columns>
        <table:table-row table:style-name="TableRow25">
          <table:table-cell table:style-name="TableCell26">
            <text:p text:style-name="P27">Aspect</text:p>
          </table:table-cell>
          <table:table-cell table:style-name="TableCell28">
            <text:p text:style-name="P29">Advantages</text:p>
          </table:table-cell>
        </table:table-row>
        <table:table-row table:style-name="TableRow30">
          <table:table-cell table:style-name="TableCell31">
            <text:p text:style-name="P32">Isoperimetry</text:p>
          </table:table-cell>
          <table:table-cell table:style-name="TableCell33">
            <text:p text:style-name="P34">As per the isoperimetric theorem, a hexagon encloses more area than any other closed planar curve of equal perimeter, except a circle. This implies that the sampling density of a hexagonal lattice is higher than that of a square lattice.</text:p>
          </table:table-cell>
        </table:table-row>
        <table:table-row table:style-name="TableRow35">
          <table:table-cell table:style-name="TableCell36">
            <text:p text:style-name="P37">Additional equidistant neighbours</text:p>
          </table:table-cell>
          <table:table-cell table:style-name="TableCell38">
            <text:p text:style-name="P39">Every hexagon in the lattice and hence a hexagonal pixel in an image has six equidistant neighbours with a shared edge. In contrast, a square pixel has only four equidistant neighbours with a shared edge or a corner. This<text:s/>implies that curves can be represented in a better fashion on the hexagonal lattice and following an edge will be easier.</text:p>
            <text:p text:style-name="P40"/>
          </table:table-cell>
        </table:table-row>
        <table:table-row table:style-name="TableRow41">
          <table:table-cell table:style-name="TableCell42">
            <text:p text:style-name="P43">Uniform Connectivity</text:p>
          </table:table-cell>
          <table:table-cell table:style-name="TableCell44">
            <text:p text:style-name="P45">There is only one type of neighbourhood, namely N 6 , possible in the hexagonal lattice unlike N 4 and N 8 in<text:s/>the square lattice. This implies that there will be less ambiguity in defining boundaries and regions.</text:p>
            <text:p text:style-name="P46"/>
          </table:table-cell>
        </table:table-row>
        <text:soft-page-break/>
        <table:table-row table:style-name="TableRow47">
          <table:table-cell table:style-name="TableCell48">
            <text:p text:style-name="P49">Smaller Quantization Error</text:p>
          </table:table-cell>
          <table:table-cell table:style-name="TableCell50">
            <text:p text:style-name="P51">Quantization is compulsory for the image pro</text:p>
            <text:p text:style-name="P52">-cessing operations because of the limited capable</text:p>
            <text:p text:style-name="P53">Sensors to represent the<text:s/>real-world scenes. Quantization error is an important measure to analyze the Merits of the configurations of the different types of Sensors. Here the hexagonal sampling gives lesser Quantization error when compared to square</text:p>
          </table:table-cell>
        </table:table-row>
        <table:table-row table:style-name="TableRow54">
          <table:table-cell table:style-name="TableCell55">
            <text:p text:style-name="P56">Greater Angular Resolution</text:p>
          </table:table-cell>
          <table:table-cell table:style-name="TableCell57">
            <text:p text:style-name="P58">For<text:s/>representing curved images, hexagonal Grid is efficient. Adjacent pixels in hexagonal grid are Separated by sixty degrees instead of ninety degrees in square. So, curved images can be represented in a Better way. Main reason behind this is the consistent<text:s/>Connectivity. Human eyes have a special visual preference of seeing the lines which are at oblique angle. So, this is another reason for representing lines also in a better way in hexagonal grid</text:p>
          </table:table-cell>
        </table:table-row>
        <table:table-row table:style-name="TableRow59">
          <table:table-cell table:style-name="TableCell60">
            <text:p text:style-name="P61">Higher Symmetry</text:p>
          </table:table-cell>
          <table:table-cell table:style-name="TableCell62">
            <text:p text:style-name="P63">Hexagonal lattice is proven to have higher symmetry by Serra in his morphological operations. He also concluded that hexagonal lattice has more simpler operations than the square.</text:p>
          </table:table-cell>
        </table:table-row>
      </table:table>
      <text:p text:style-name="P64"><text:span text:style-name="T65">Table 1</text:span><text:span text:style-name="T66">. Summarized advantages of hexagonal lattice over square lattice.</text:span></text:p>
      <text:soft-page-break/>
      <text:p text:style-name="P67"><text:span text:style-name="T68"><text:tab/>O</text:span><text:span text:style-name="T69">ne aspect of the sensing method used in comp</text:span><text:span text:style-name="T70">uter vision is sampling using the square lattice. In this study, the lattice will be changed to hexagon due to various reasons above but the main ones are geometry and nature (Middleton, 2005). According to Gupta and Pahwa in their study “Comparison of Ima</text:span><text:span text:style-name="T71">ge enhancement techniques on square and hexagonal lattice structures”, <text:s/>hexagonal representation resembles human vision system and it was agreed by other dozens of researchers such as Tirunelveli in “Comparison of Square-pixel and Hexagonal-pixel” on 2002<text:s/></text:span><text:span text:style-name="T72">where he said that hexagonal pixels have greater advantage in terms of rotational symmetry, he explained further about the packed structure that the pixel has, and a great resemblance to circular pixel. <text:s/>Many reasons were also proposed by He and Jia in the</text:span><text:span text:style-name="T73">ir study the “Hexagonal Structure for intelligent Vision” these include that Hexagonal representation has more efficient Sampling Schemes, Smaller quantization Error, Equidistance, great Angular resolution, Higher symmetry, etc. Middleton also explained in</text:span><text:span text:style-name="T74"><text:s/>his monograph in 2005 about his thought on Hexagonal lattice in image processing and said that there are three main reasons why hexagon outstands the square lattice and those are Isoperimetry, Additional equidistant neighbours, and Uniform connectivity. H</text:span><text:span text:style-name="T75">e also made a framework in python which programmers can use as a substitute from conventional square image processing.</text:span></text:p>
      <text:p text:style-name="P76"><text:tab/>Although the world uses the conventional image processing, there are researches which take more effort to apply a new approach (Hexagonal Image Processing) such as Sharif et.al in 2012 where they used the new technology in Facial Detection and Recognition and proved the superiority of the said technology. The technology was also used in Local Binary Pattern in codes which was designed for<text:s/>texture classification, human detection and other fields (He et.al,2007). Another paper by Jiang in 2008 sighted that Hexagonal lattice has <text:s text:c="2"/>greater symmetry then it is applicable in filter banks which is designed for multiresolution. The latter also investigated the construction of orthogonal and PR FIR (Prefect Reconstruction, Filtering and Image Processing)<text:s/><text:soft-page-break/>hexagonal filter banks with 6-fold symmetry. Other Image processing steps such as edge detection, shape extraction and feature extraction, were also<text:s/>applied using hexagonal lattice. Researches include the “Multi-scale Feature Extraction in a sub-pixel Virtual hexagonal Environment” by Bryan Gardiner et.al in 2008. A study “Shape extraction in a hexagonal-image processing framework” was also made by Lee middleton in 2000. Edge detection using hexagonal lattices were also made by many researchers such as Vidyapeetham in 2011 where they made a Hardware implementation of edge detection on hexagonal sampled image grids, Mostafa et.al in 2015 where they studied “Fuzzy noise removal and edge detection on hexagonal image”.</text:p>
      <text:p text:style-name="P77"/>
      <text:p text:style-name="P78">2.3 Hexagonal structure for pattern/object recognition</text:p>
      <text:p text:style-name="P79"><text:span text:style-name="T80"><text:tab/></text:span><text:span text:style-name="T81"><text:tab/></text:span><text:span text:style-name="T82">Local Binary Pattern is a type of visual descriptor used for classification in computer vision. It was designed for efficient and acc</text:span><text:span text:style-name="T83">urate texture classification. Uniform LBPs play an important role for LBP-based pattern /object recognition as they include majority of LBPs. He at.al in 2007 presented LBPs on hexagonal structure for pattern/object recognition. They concluded that LBPs de</text:span><text:span text:style-name="T84">fined on square structure have less potential for more accurate description of texture than the hexagonal structure. They further explained that the number of LBP types and their uniform subset have been greatly reduced on hexagonal structure than on squar</text:span><text:span text:style-name="T85">e which means that object recognition is far greater in hexagonal lattice than in square.</text:span></text:p>
      <text:p text:style-name="P86"/>
      <text:p text:style-name="P87"/>
      <text:p text:style-name="P88"/>
      <text:p text:style-name="P89">2.4 Hexagonal lattice in shape extraction</text:p>
      <text:p text:style-name="P90"><text:span text:style-name="T91"><text:tab/></text:span><text:span text:style-name="T92"><text:s/>Lee Middleton proposed a framework in hexagonal-image processing for this particular field. His work proposes a<text:s/></text:span><text:span text:style-name="T93">convenient and efficient way in query of images in a database.<text:s/></text:span><text:soft-page-break/><text:span text:style-name="T94">Generally, these queries will be based upon a number of broad classes which can be extracted from the image. This can be done by looking at a class of image, shape and extracting the shape from</text:span><text:span text:style-name="T95"><text:s/>the image. <text:s/>The approach is based upon the use of window to extract local information to generate description of the object’s shape. They concluded that the proposed scheme produced promising beginnings and that future works could include wider class of r</text:span><text:span text:style-name="T96">ecognition problems. They also explain that The manipulation aspect gives it a significant advantage over representations based on primitives (such as geons or generalised cones) which can be computationally expensive.</text:span></text:p>
      <text:p text:style-name="P97"/>
      <text:p text:style-name="P98">2.5 Hexagonal lattice in Edge<text:s/>detection</text:p>
      <text:p text:style-name="P99"><text:span text:style-name="T100"><text:tab/></text:span><text:span text:style-name="T101">Edge detection in image processing is an image processing technique for finding the boundaries of objects within images. It works by detecting discontinuities in brightness. Edge detection is used for image segmentation and data extraction in ar</text:span><text:span text:style-name="T102">eas such as image processing, computer vision, and machine vision. Although there are many studies about edge detection, few have applied hexagonal lattice in their work and one example is “Hardware implementation of Edge Detection on Hexagonal Sampled Ima</text:span><text:span text:style-name="T103">ge Grids” by S. Veni in 2011. <text:s/>Their paper describes Edge detection operation on hexagonally sampled images and its hardware implementation based on cellular Logic Array Processing algorithm. Their architecture decreases the computational complexity by bui</text:span><text:span text:style-name="T104">lding up a virtual hexagonal grid system on the memory space of computer and processing algorithms can be implemented on such virtual spiral space. They compared their result to rectangular sampled grid and found less hardware utilization compared to the l</text:span><text:span text:style-name="T105">atter and concluded that the addressing scheme used which is half pixel shift method does not introduce distortions to the image.</text:span></text:p>
      <text:p text:style-name="P106"/>
      <text:p text:style-name="P107">2.6 Artificial Neural Networks</text:p>
      <text:soft-page-break/>
      <text:p text:style-name="P108"><text:span text:style-name="T109"><text:tab/></text:span><text:span text:style-name="T110">There are many types of neural networks such as Hopfiled Neural Network,Radial Basis Function</text:span><text:span text:style-name="T111"><text:s/>Neural Network, Probabilistic Neural Network, Convolution Neural Network,</text:span><text:span text:style-name="T112"><text:s/></text:span><text:span text:style-name="T113">Fuzzy Neural Network but one of the most famous used for image segmentation is the Feed Forward Neural Network (Z. Shi and L. He, 2010). <text:s/>Shi and He also noted in their study (“Appl</text:span><text:span text:style-name="T114">ication of Neural Networks in Medical Image Processing”) that the said network is less sensitive to the selection of the training sets than the Maximum Likelihood classifier.</text:span></text:p>
      <text:p text:style-name="P115"><text:span text:style-name="T116"><text:tab/></text:span><text:span text:style-name="T117">Neural networks have been utilized in many fields of science especially in image</text:span><text:span text:style-name="T118"><text:s/>or samples of species’ detection, recognition and classification. It is used in Insect classification by J. Wang et.al in their study “A new automatic identification system of insect images at the order level”. It was also utilized in other species or gro</text:span><text:span text:style-name="T119">ups organisms such as <text:s/>Macroinvertebrates by S. Kiranyaz et.al in their study “Classification and retrieval on macroinvertebrate image databases using evolutionary RBF neural networks”; Algae by P. Coltelli et.al in their study “Water monitoring: automated</text:span><text:span text:style-name="T120"><text:s/>and real time identification and classification of algae using digital microscopy” in 2014; Fishes in the study “Fish recognition based on robust features extraction from size and shape measurements using</text:span></text:p>
      <text:p text:style-name="P121">neural network” by MK Alsmadi et.al in 2010 and other groups of organisms such as protozoa and metazoa (Y.P. Ginoris et.al, 2007), dinaflagellates (PF Culverhouse et.al, 1996), etc. However only Leow and his colleagues have use neural network for copepod classification.</text:p>
      <text:p text:style-name="P122"><text:tab/>In Leow’s study, A two-layer (hidden and output layer) feed-forward network was trained using a back-propagation algorithm which is based on ten neurons at the hidden later and eight neurons at the output layer. They used a total of 240 sample images for training set with 30 for each class. <text:s/>They obtained seven selected features of each species which is used as input data presented to the input nodes of the network from the training set, whereas eight desired output<text:s/><text:soft-page-break/>classes were defined by the target data. The results showed 97.90% correct<text:s/>classification from the confusion matrix of all 240 samples in the training, validation, and testing sets.</text:p>
      <text:p text:style-name="P123"><text:span text:style-name="T12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7in" fo:margin-bottom="0.5in" fo:margin-right="1.018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1-25T23:22:00Z</meta:creation-date>
    <dc:date>2018-05-30T03:24:00Z</dc:date>
    <meta:print-date>2018-05-29T04:47:00Z</meta:print-date>
    <meta:template xlink:href="Normal" xlink:type="simple"/>
    <meta:editing-cycles>29</meta:editing-cycles>
    <meta:editing-duration>PT11520S</meta:editing-duration>
    <meta:document-statistic meta:page-count="8" meta:paragraph-count="24" meta:word-count="1797" meta:character-count="12018" meta:row-count="85" meta:non-whitespace-character-count="10245"/>
  </office:meta>
</office:document-meta>
</file>